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0.548in"/>
    </style:style>
    <style:style style:name="co3" style:family="table-column">
      <style:table-column-properties fo:break-before="auto" style:column-width="0.591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Bisection Method</text:p>
          </table:table-cell>
          <table:table-cell table:number-columns-repeated="4"/>
        </table:table-row>
        <table:table-row table:style-name="ro1">
          <table:table-cell office:value-type="string">
            <text:p>n</text:p>
          </table:table-cell>
          <table:table-cell office:value-type="string">
            <text:p>x</text:p>
          </table:table-cell>
          <table:table-cell office:value-type="string">
            <text:p>f(x)</text:p>
          </table:table-cell>
          <table:table-cell office:value-type="string">
            <text:p>approx. error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0.4">
            <text:p>-0.4</text:p>
          </table:table-cell>
          <table:table-cell office:value-type="string">
            <text:p>----</text:p>
          </table:table-cell>
          <table:table-cell>
            <draw:frame table:end-cell-address="Sheet1.W47" table:end-x="0.4717in" table:end-y="0.0161in" draw:z-index="0" draw:style-name="gr1" draw:text-style-name="P1" svg:width="15.6799in" svg:height="7.7185in" svg:x="0.7945in" svg:y="0.1362in">
              <draw:object draw:notify-on-update-of-ranges="Sheet1.A1:Sheet1.A1 Sheet1.D3:Sheet1.D16 Sheet1.A18:Sheet1.A18 Sheet1.D20:Sheet1.D24 Sheet1.A26:Sheet1.A26 Sheet1.D28:Sheet1.D32 Sheet1.A34:Sheet1.A34 Sheet1.D36:Sheet1.D39 Sheet1.A41:Sheet1.A41 Sheet1.D43:Sheet1.D4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1.975">
            <text:p>1.975</text:p>
          </table:table-cell>
          <table:table-cell office:value-type="float" office:value="0.3333">
            <text:p>0.333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75">
            <text:p>1.75</text:p>
          </table:table-cell>
          <table:table-cell office:value-type="float" office:value="0.8625">
            <text:p>0.8625</text:p>
          </table:table-cell>
          <table:table-cell office:value-type="float" office:value="0.1429">
            <text:p>0.142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875">
            <text:p>1.875</text:p>
          </table:table-cell>
          <table:table-cell office:value-type="float" office:value="0.2383">
            <text:p>0.2383</text:p>
          </table:table-cell>
          <table:table-cell office:value-type="float" office:value="0.0667">
            <text:p>0.066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9375">
            <text:p>1.9375</text:p>
          </table:table-cell>
          <table:table-cell office:value-type="float" office:value="-0.0806">
            <text:p>-0.0806</text:p>
          </table:table-cell>
          <table:table-cell office:value-type="float" office:value="0.0323">
            <text:p>0.032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9062">
            <text:p>1.9062</text:p>
          </table:table-cell>
          <table:table-cell office:value-type="float" office:value="0.0791">
            <text:p>0.0791</text:p>
          </table:table-cell>
          <table:table-cell office:value-type="float" office:value="0.0164">
            <text:p>0.016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9219">
            <text:p>1.9219</text:p>
          </table:table-cell>
          <table:table-cell office:value-type="float" office:value="-0.0007">
            <text:p>-0.0007</text:p>
          </table:table-cell>
          <table:table-cell office:value-type="float" office:value="0.0081">
            <text:p>0.008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9141">
            <text:p>1.9141</text:p>
          </table:table-cell>
          <table:table-cell office:value-type="float" office:value="0.0392">
            <text:p>0.0392</text:p>
          </table:table-cell>
          <table:table-cell office:value-type="float" office:value="0.0041">
            <text:p>0.004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918">
            <text:p>1.918</text:p>
          </table:table-cell>
          <table:table-cell office:value-type="float" office:value="0.0193">
            <text:p>0.0193</text:p>
          </table:table-cell>
          <table:table-cell office:value-type="float" office:value="0.002">
            <text:p>0.00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9199">
            <text:p>1.9199</text:p>
          </table:table-cell>
          <table:table-cell office:value-type="float" office:value="0.0093">
            <text:p>0.0093</text:p>
          </table:table-cell>
          <table:table-cell office:value-type="float" office:value="0.001">
            <text:p>0.00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9209">
            <text:p>1.9209</text:p>
          </table:table-cell>
          <table:table-cell office:value-type="float" office:value="0.0043">
            <text:p>0.0043</text:p>
          </table:table-cell>
          <table:table-cell office:value-type="float" office:value="0.0005">
            <text:p>0.000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9214">
            <text:p>1.9214</text:p>
          </table:table-cell>
          <table:table-cell office:value-type="float" office:value="0.0018">
            <text:p>0.0018</text:p>
          </table:table-cell>
          <table:table-cell office:value-type="float" office:value="0.0003">
            <text:p>0.000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9216">
            <text:p>1.9216</text:p>
          </table:table-cell>
          <table:table-cell office:value-type="float" office:value="0.0006">
            <text:p>0.0006</text:p>
          </table:table-cell>
          <table:table-cell office:value-type="float" office:value="0.0001">
            <text:p>0.000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.9218">
            <text:p>1.9218</text:p>
          </table:table-cell>
          <table:table-cell office:value-type="float" office:value="-0.0001">
            <text:p>-0.0001</text:p>
          </table:table-cell>
          <table:table-cell office:value-type="float" office:value="0.0001">
            <text:p>0.000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Newton-Raphson Method</text:p>
          </table:table-cell>
          <table:table-cell table:number-columns-repeated="4"/>
        </table:table-row>
        <table:table-row table:style-name="ro1">
          <table:table-cell office:value-type="string">
            <text:p>n</text:p>
          </table:table-cell>
          <table:table-cell office:value-type="string">
            <text:p>x</text:p>
          </table:table-cell>
          <table:table-cell office:value-type="string">
            <text:p>f(x)</text:p>
          </table:table-cell>
          <table:table-cell office:value-type="string">
            <text:p>approx. error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1.975">
            <text:p>1.975</text:p>
          </table:table-cell>
          <table:table-cell office:value-type="string">
            <text:p>----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0064">
            <text:p>2.0064</text:p>
          </table:table-cell>
          <table:table-cell office:value-type="float" office:value="-0.4327">
            <text:p>-0.4327</text:p>
          </table:table-cell>
          <table:table-cell office:value-type="float" office:value="0.2524">
            <text:p>0.252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9215">
            <text:p>1.9215</text:p>
          </table:table-cell>
          <table:table-cell office:value-type="float" office:value="0.0012">
            <text:p>0.0012</text:p>
          </table:table-cell>
          <table:table-cell office:value-type="float" office:value="0.0442">
            <text:p>0.044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9217">
            <text:p>1.9217</text:p>
          </table:table-cell>
          <table:table-cell office:value-type="float" office:value="-0">
            <text:p>-0</text:p>
          </table:table-cell>
          <table:table-cell office:value-type="float" office:value="0.0001">
            <text:p>0.000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9217">
            <text:p>1.921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ecant Method</text:p>
          </table:table-cell>
          <table:table-cell table:number-columns-repeated="4"/>
        </table:table-row>
        <table:table-row table:style-name="ro1">
          <table:table-cell office:value-type="string">
            <text:p>n</text:p>
          </table:table-cell>
          <table:table-cell office:value-type="string">
            <text:p>x</text:p>
          </table:table-cell>
          <table:table-cell office:value-type="string">
            <text:p>f(x)</text:p>
          </table:table-cell>
          <table:table-cell office:value-type="string">
            <text:p>approx. error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----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9677">
            <text:p>1.9677</text:p>
          </table:table-cell>
          <table:table-cell office:value-type="float" office:value="-0.2352">
            <text:p>-0.2352</text:p>
          </table:table-cell>
          <table:table-cell office:value-type="float" office:value="0.4918">
            <text:p>0.4918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8974">
            <text:p>1.8974</text:p>
          </table:table-cell>
          <table:table-cell office:value-type="float" office:value="0.1244">
            <text:p>0.1244</text:p>
          </table:table-cell>
          <table:table-cell office:value-type="float" office:value="0.0371">
            <text:p>0.037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9217">
            <text:p>1.9217</text:p>
          </table:table-cell>
          <table:table-cell office:value-type="float" office:value="0.0001">
            <text:p>0.0001</text:p>
          </table:table-cell>
          <table:table-cell office:value-type="float" office:value="0.0127">
            <text:p>0.012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9217">
            <text:p>1.9217</text:p>
          </table:table-cell>
          <table:table-cell table:number-columns-repeated="2" office:value-type="float" office:value="-0">
            <text:p>-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False-Postition Method</text:p>
          </table:table-cell>
          <table:table-cell table:number-columns-repeated="4"/>
        </table:table-row>
        <table:table-row table:style-name="ro1">
          <table:table-cell office:value-type="string">
            <text:p>n</text:p>
          </table:table-cell>
          <table:table-cell office:value-type="string">
            <text:p>x</text:p>
          </table:table-cell>
          <table:table-cell office:value-type="string">
            <text:p>f(x)</text:p>
          </table:table-cell>
          <table:table-cell office:value-type="string">
            <text:p>approx. error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9677">
            <text:p>1.9677</text:p>
          </table:table-cell>
          <table:table-cell office:value-type="float" office:value="-0.2352">
            <text:p>-0.2352</text:p>
          </table:table-cell>
          <table:table-cell office:value-type="string">
            <text:p>----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8974">
            <text:p>1.8974</text:p>
          </table:table-cell>
          <table:table-cell office:value-type="float" office:value="0.1244">
            <text:p>0.1244</text:p>
          </table:table-cell>
          <table:table-cell office:value-type="float" office:value="0.0371">
            <text:p>0.037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9217">
            <text:p>1.9217</text:p>
          </table:table-cell>
          <table:table-cell office:value-type="float" office:value="0.0001">
            <text:p>0.0001</text:p>
          </table:table-cell>
          <table:table-cell office:value-type="float" office:value="0.0127">
            <text:p>0.012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9217">
            <text:p>1.921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ified Secant Method</text:p>
          </table:table-cell>
          <table:table-cell table:number-columns-repeated="4"/>
        </table:table-row>
        <table:table-row table:style-name="ro1">
          <table:table-cell office:value-type="string">
            <text:p>n</text:p>
          </table:table-cell>
          <table:table-cell office:value-type="string">
            <text:p>x</text:p>
          </table:table-cell>
          <table:table-cell office:value-type="string">
            <text:p>f(x)</text:p>
          </table:table-cell>
          <table:table-cell office:value-type="string">
            <text:p>approx. error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1.975">
            <text:p>1.975</text:p>
          </table:table-cell>
          <table:table-cell office:value-type="string">
            <text:p>----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0013">
            <text:p>2.0013</text:p>
          </table:table-cell>
          <table:table-cell office:value-type="float" office:value="-0.4064">
            <text:p>-0.4064</text:p>
          </table:table-cell>
          <table:table-cell office:value-type="float" office:value="0.2505">
            <text:p>0.250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9214">
            <text:p>1.9214</text:p>
          </table:table-cell>
          <table:table-cell office:value-type="float" office:value="0.0015">
            <text:p>0.0015</text:p>
          </table:table-cell>
          <table:table-cell office:value-type="float" office:value="0.0415">
            <text:p>0.041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9217">
            <text:p>1.9217</text:p>
          </table:table-cell>
          <table:table-cell office:value-type="float" office:value="0">
            <text:p>0</text:p>
          </table:table-cell>
          <table:table-cell office:value-type="float" office:value="0.0002">
            <text:p>0.000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9217">
            <text:p>1.9217</text:p>
          </table:table-cell>
          <table:table-cell table:number-columns-repeated="2"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5/15/2017</text:date>, <text:time>16:0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16:08:10.12</dc:date>
    <meta:document-statistic meta:table-count="1" meta:cell-count="157" meta:object-count="1"/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9.828cm" svg:height="19.606cm" xlink:href=".." xlink:type="simple" chart:class="chart:line" chart:style-name="ch1">
        <chart:legend chart:legend-position="end" svg:x="34.648cm" svg:y="8.443cm" style:legend-expansion="high" chart:style-name="ch2"/>
        <chart:plot-area chart:style-name="ch3" table:cell-range-address="Sheet1.A1:Sheet1.A1 Sheet1.D3:Sheet1.D16 Sheet1.A18:Sheet1.A18 Sheet1.D20:Sheet1.D24 Sheet1.A26:Sheet1.A26 Sheet1.D28:Sheet1.D32 Sheet1.A34:Sheet1.A34 Sheet1.D36:Sheet1.D39 Sheet1.A41:Sheet1.A41 Sheet1.D43:Sheet1.D47" chart:data-source-has-labels="row" svg:x="1.834cm" svg:y="1.703cm" svg:width="31.222cm" svg:height="16.503cm">
          <chartooo:coordinate-region svg:x="2.561cm" svg:y="1.916cm" svg:width="30.308cm" svg:height="15.617cm"/>
          <chart:axis chart:dimension="x" chart:name="primary-x" chart:style-name="ch4">
            <chart:title svg:x="16.475cm" svg:y="18.599cm" chart:style-name="ch5">
              <text:p>Iterations (n)</text:p>
            </chart:title>
          </chart:axis>
          <chart:axis chart:dimension="y" chart:name="primary-y" chart:style-name="ch4">
            <chart:title svg:x="0.451cm" svg:y="11.308cm" chart:style-name="ch6">
              <text:p>Approximate Error</text:p>
            </chart:title>
            <chart:grid chart:style-name="ch7" chart:class="major"/>
          </chart:axis>
          <chart:series chart:style-name="ch8" chart:values-cell-range-address="Sheet1.D3:Sheet1.D16" chart:label-cell-address="Sheet1.A1:Sheet1.A1" chart:class="chart:line">
            <chart:data-point chart:repeated="14"/>
          </chart:series>
          <chart:series chart:style-name="ch9" chart:values-cell-range-address="Sheet1.D20:Sheet1.D24" chart:label-cell-address="Sheet1.A18:Sheet1.A18" chart:class="chart:line">
            <chart:data-point chart:repeated="5"/>
          </chart:series>
          <chart:series chart:style-name="ch10" chart:values-cell-range-address="Sheet1.D28:Sheet1.D32" chart:label-cell-address="Sheet1.A26:Sheet1.A26" chart:class="chart:line">
            <chart:data-point chart:repeated="5"/>
          </chart:series>
          <chart:series chart:style-name="ch11" chart:values-cell-range-address="Sheet1.D36:Sheet1.D39" chart:label-cell-address="Sheet1.A34:Sheet1.A34" chart:class="chart:line">
            <chart:data-point chart:repeated="4"/>
          </chart:series>
          <chart:series chart:style-name="ch12" chart:values-cell-range-address="Sheet1.D43:Sheet1.D47" chart:label-cell-address="Sheet1.A41:Sheet1.A4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section Method</text:p>
                <draw:g>
                  <svg:desc>Sheet1.A1:Sheet1.A1</svg:desc>
                </draw:g>
              </table:table-cell>
              <table:table-cell office:value-type="string">
                <text:p>Newton-Raphson Method</text:p>
                <draw:g>
                  <svg:desc>Sheet1.A18:Sheet1.A18</svg:desc>
                </draw:g>
              </table:table-cell>
              <table:table-cell office:value-type="string">
                <text:p>Secant Method</text:p>
                <draw:g>
                  <svg:desc>Sheet1.A26:Sheet1.A26</svg:desc>
                </draw:g>
              </table:table-cell>
              <table:table-cell office:value-type="string">
                <text:p>False-Postition Method</text:p>
                <draw:g>
                  <svg:desc>Sheet1.A34:Sheet1.A34</svg:desc>
                </draw:g>
              </table:table-cell>
              <table:table-cell office:value-type="string">
                <text:p>Modified Secant Method</text:p>
                <draw:g>
                  <svg:desc>Sheet1.A41:Sheet1.A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D3:Sheet1.D16</svg:desc>
                </draw:g>
              </table:table-cell>
              <table:table-cell office:value-type="float" office:value="NaN">
                <text:p>NaN</text:p>
                <draw:g>
                  <svg:desc>Sheet1.D20:Sheet1.D24</svg:desc>
                </draw:g>
              </table:table-cell>
              <table:table-cell office:value-type="float" office:value="NaN">
                <text:p>NaN</text:p>
                <draw:g>
                  <svg:desc>Sheet1.D28:Sheet1.D32</svg:desc>
                </draw:g>
              </table:table-cell>
              <table:table-cell office:value-type="float" office:value="NaN">
                <text:p>NaN</text:p>
                <draw:g>
                  <svg:desc>Sheet1.D36:Sheet1.D39</svg:desc>
                </draw:g>
              </table:table-cell>
              <table:table-cell office:value-type="float" office:value="NaN">
                <text:p>NaN</text:p>
                <draw:g>
                  <svg:desc>Sheet1.D43:Sheet1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33">
                <text:p>0.3333</text:p>
              </table:table-cell>
              <table:table-cell office:value-type="float" office:value="0.2524">
                <text:p>0.2524</text:p>
              </table:table-cell>
              <table:table-cell office:value-type="float" office:value="0.4918">
                <text:p>0.4918</text:p>
              </table:table-cell>
              <table:table-cell office:value-type="float" office:value="0.0371">
                <text:p>0.0371</text:p>
              </table:table-cell>
              <table:table-cell office:value-type="float" office:value="0.2505">
                <text:p>0.25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29">
                <text:p>0.1429</text:p>
              </table:table-cell>
              <table:table-cell office:value-type="float" office:value="0.0442">
                <text:p>0.0442</text:p>
              </table:table-cell>
              <table:table-cell office:value-type="float" office:value="0.0371">
                <text:p>0.0371</text:p>
              </table:table-cell>
              <table:table-cell office:value-type="float" office:value="0.0127">
                <text:p>0.0127</text:p>
              </table:table-cell>
              <table:table-cell office:value-type="float" office:value="0.0415">
                <text:p>0.04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67">
                <text:p>0.0667</text:p>
              </table:table-cell>
              <table:table-cell office:value-type="float" office:value="0.0001">
                <text:p>0.0001</text:p>
              </table:table-cell>
              <table:table-cell office:value-type="float" office:value="0.0127">
                <text:p>0.0127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23">
                <text:p>0.0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64">
                <text:p>0.0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81">
                <text:p>0.0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1">
                <text:p>0.0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">
                <text:p>0.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5">
                <text:p>0.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